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c9123" officeooo:paragraph-rsid="001c9123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cf9e3" officeooo:paragraph-rsid="001cf9e3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2176f6" officeooo:paragraph-rsid="002176f6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227f77" officeooo:paragraph-rsid="00227f7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4cea0" officeooo:paragraph-rsid="0024cea0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641c8" officeooo:paragraph-rsid="002641c8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794d6" officeooo:paragraph-rsid="002794d6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c9123" officeooo:paragraph-rsid="001c9123"/>
    </style:style>
    <style:style style:name="T1" style:family="text">
      <style:text-properties officeooo:rsid="00244e44"/>
    </style:style>
    <style:style style:name="T2" style:family="text">
      <style:text-properties officeooo:rsid="00279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D2</text:p>
      <text:p text:style-name="P1"/>
      <text:p text:style-name="P2"/>
      <text:p text:style-name="P2">Partie 1 :</text:p>
      <text:p text:style-name="P2"/>
      <text:p text:style-name="P3">1) Condition :</text:p>
      <text:p text:style-name="P3"><text:tab/>⇒ Capacité</text:p>
      <text:p text:style-name="P3"><text:tab/>⇒ Consentement libre</text:p>
      <text:p text:style-name="P3"><text:tab/>⇒ Objets licite</text:p>
      <text:p text:style-name="P3"><text:tab/>⇒ Cause licite</text:p>
      <text:p text:style-name="P3"/>
      <text:p text:style-name="P3"/>
      <text:p text:style-name="P4">2) <text:span text:style-name="T1">Embauche et contrat de travail</text:span></text:p>
      <text:p text:style-name="P4"/>
      <text:p text:style-name="P5">3) Il manque la restriction géographique (concurrence mondiale)</text:p>
      <text:p text:style-name="P5"/>
      <text:p text:style-name="P6"/>
      <text:p text:style-name="P6">Partie 2 :</text:p>
      <text:p text:style-name="P6"/>
      <text:p text:style-name="P6">Ex1 :</text:p>
      <text:p text:style-name="P6">1) <text:span text:style-name="T2">Elle commet une faute en refusant de donner les fiches clients</text:span></text:p>
      <text:p text:style-name="P6"/>
      <text:p text:style-name="P7">2) Il commet pas de faute</text:p>
      <text:p text:style-name="P7"/>
      <text:p text:style-name="P7">3) Déloyale</text:p>
      <text:p text:style-name="P7"/>
      <text:p text:style-name="P7">4) Déloyale</text:p>
      <text:p text:style-name="P7"/>
      <text:p text:style-name="P7">5) Déloyale</text:p>
      <text:p text:style-name="P7"/>
      <text:p text:style-name="P7">6) Déloya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29:12.764958592</meta:creation-date>
    <dc:date>2023-09-15T14:51:56.211243312</dc:date>
    <meta:editing-duration>PT22M40S</meta:editing-duration>
    <meta:editing-cycles>9</meta:editing-cycles>
    <meta:generator>LibreOffice/7.5.5.2$Linux_X86_64 LibreOffice_project/50$Build-2</meta:generator>
    <meta:document-statistic meta:table-count="0" meta:image-count="0" meta:object-count="0" meta:page-count="1" meta:paragraph-count="17" meta:word-count="63" meta:character-count="335" meta:non-whitespace-character-count="285"/>
  </office:meta>
</office:document-meta>
</file>